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652976648613_22"/><text:bookmark text:name="yui_3_17_2_1_1652976648613_21"/><text:span text:style-name="T7">7) Modificar el Trigger del ejercicio 4, utilizando </text:span><text:a xlink:type="simple" xlink:href="https://www3.gobiernodecanarias.org/medusa/eforma/campus/mod/resource/view.php?id=4772601" text:style-name="Internet_20_link" text:visited-style-name="Visited_20_Internet_20_Link"><text:span text:style-name="T7">control de errores</text:span></text:a><text:span text:style-name="T7">, si la operación es correcta, se insertará en la tabla de controltrigger la hora y campo insertado y que ha sido correcto, en caso contrario, incorrecto.</text:span></text:h>
      <text:p text:style-name="P2"/>
      <text:p text:style-name="P2"/>
      <text:p text:style-name="P2"/>
      <text:p text:style-name="P2"/>
      <text:p text:style-name="P2">8) Crear un trigger que guarde los datos en la tabla controltrigger cuando se realice la baja de un empleado.</text:p>
      <text:p text:style-name="P2"/>
      <text:p text:style-name="P2">9) Crear un Trigger que guarde los datos en la tabla ControlTrigger cuando se relice una modificación en un empleado. Guardar la hora de la actualización en un campo aparte en la tabla ControlTrigger. (Añadir un campo)</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3" meta:word-count="94" meta:character-count="551" meta:non-whitespace-character-count="460"/>
  </office:meta>
</office:document-meta>
</file>